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6K @0x2040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541065216" calcext:value-type="float">
            <text:p>541065216</text:p>
          </table:table-cell>
          <table:table-cell table:style-name="ce23" office:value-type="string" calcext:value-type="string">
            <text:p>0x204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5" table:formula="of:=[.C6]+[.B6]*1024" office:value-type="float" office:value="541073408" calcext:value-type="float">
            <text:p>541073408</text:p>
          </table:table-cell>
          <table:table-cell table:style-name="ce24" table:formula="of:=CONCATENATE(&quot;0x&quot;;DEC2HEX([.C7]))" office:value-type="string" office:string-value="0x20402000" calcext:value-type="string">
            <text:p>0x2040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7]+[.B7]*1024" office:value-type="float" office:value="541106176" calcext:value-type="float">
            <text:p>541106176</text:p>
          </table:table-cell>
          <table:table-cell table:style-name="ce24" table:formula="of:=CONCATENATE(&quot;0x&quot;;DEC2HEX([.C8]))" office:value-type="string" office:string-value="0x2040A000" calcext:value-type="string">
            <text:p>0x2040A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8]+[.B8]*1024" office:value-type="float" office:value="541114368" calcext:value-type="float">
            <text:p>541114368</text:p>
          </table:table-cell>
          <table:table-cell table:style-name="ce24" table:formula="of:=CONCATENATE(&quot;0x&quot;;DEC2HEX([.C9]))" office:value-type="string" office:string-value="0x2040C000" calcext:value-type="string">
            <text:p>0x2040C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9]+[.B9]*1024" office:value-type="float" office:value="541122560" calcext:value-type="float">
            <text:p>541122560</text:p>
          </table:table-cell>
          <table:table-cell table:style-name="ce24" table:formula="of:=CONCATENATE(&quot;0x&quot;;DEC2HEX([.C10]))" office:value-type="string" office:string-value="0x2040E000" calcext:value-type="string">
            <text:p>0x2040E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0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4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4];2))=LOG([.B14];2); INT([.C14]/[.B14])=[.C14]/[.B14]); &quot;&quot;; MOD([.C14];[.B14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4]+[.B14]*1024" office:value-type="float" office:value="2147489792" calcext:value-type="float">
            <text:p>2147489792</text:p>
          </table:table-cell>
          <table:table-cell table:style-name="ce24" table:formula="of:=CONCATENATE(&quot;0x&quot;;DEC2HEX([.C15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5]+[.B15]*1024" office:value-type="float" office:value="2147493888" calcext:value-type="float">
            <text:p>2147493888</text:p>
          </table:table-cell>
          <table:table-cell table:style-name="ce24" table:formula="of:=CONCATENATE(&quot;0x&quot;;DEC2HEX([.C16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5936" calcext:value-type="float">
            <text:p>2147495936</text:p>
          </table:table-cell>
          <table:table-cell table:style-name="ce24" table:formula="of:=CONCATENATE(&quot;0x&quot;;DEC2HEX([.C17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7984" calcext:value-type="float">
            <text:p>2147497984</text:p>
          </table:table-cell>
          <table:table-cell table:style-name="ce24" table:formula="of:=CONCATENATE(&quot;0x&quot;;DEC2HEX([.C18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4:.B18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1:30:53.649814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1-26T11:31:27.822113624</dc:date>
    <meta:editing-cycles>34</meta:editing-cycles>
    <meta:editing-duration>PT3H53M8S</meta:editing-duration>
    <meta:generator>LibreOffice/6.1.5.2$Linux_X86_64 LibreOffice_project/10$Build-2</meta:generator>
    <meta:document-statistic meta:table-count="1" meta:cell-count="64" meta:object-count="0"/>
  </office:meta>
</office:document-meta>
</file>